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6" style:family="table-cell">
      <style:table-cell-properties fo:padding="0.0201in" fo:border-left="0.0007in solid #000000" fo:border-right="none" fo:border-top="none" fo:border-bottom="0.0139in solid #000000"/>
    </style:style>
    <style:style style:name="t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shadow="none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9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Text_20_body">
      <style:paragraph-properties fo:margin-top="0.0402in" fo:margin-bottom="0in" fo:text-align="center" style:justify-single-word="false"/>
    </style:style>
    <style:style style:name="P43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9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1" style:family="text">
      <style:text-properties style:font-name="Arial" fo:font-size="10pt" fo:background-color="transparent" style:font-size-asian="10pt" style:font-size-complex="10pt" loext:char-shading-value="0"/>
    </style:style>
    <style:style style:name="T32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33" style:family="text">
      <style:text-properties style:font-name="Arial" fo:font-size="11pt" style:font-size-asian="11pt" style:font-size-complex="11pt"/>
    </style:style>
    <style:style style:name="T34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8" style:family="text">
      <style:text-properties style:font-name="Arial" fo:font-size="11pt" fo:font-weight="bold" style:font-size-asian="11pt" style:font-weight-asian="bold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5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9pt" fo:language="en" fo:country="US" style:font-size-asian="9pt" style:font-size-complex="9pt" style:font-style-complex="italic"/>
    </style:style>
    <style:style style:name="T51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2" style:family="text">
      <style:text-properties style:font-name="Arial" fo:font-size="9pt" style:font-size-asian="9pt" style:font-size-complex="9pt"/>
    </style:style>
    <style:style style:name="T53" style:family="text">
      <style:text-properties style:font-name="Arial" fo:font-size="9pt" style:font-size-asian="9pt" style:font-size-complex="9pt" style:font-style-complex="italic"/>
    </style:style>
    <style:style style:name="T54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5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7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0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1" style:family="text">
      <style:text-properties style:font-name-complex="Arial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Протокол № 48-<text:span text:style-name="T58"><text:tab/><text:tab/></text:span></text:p>
      <text:p text:style-name="P19"/>
      <text:p text:style-name="P9"><text:span text:style-name="Основной_20_шрифт_20_абзаца"><text:span text:style-name="T33">поверки<text:tab/><text:tab/><text:tab/></text:span></text:span><text:span text:style-name="Основной_20_шрифт_20_абзаца"><text:span text:style-name="T45">Дозиметра </text:span></text:span><text:span text:style-name="Основной_20_шрифт_20_абзаца"><text:span text:style-name="T46">индивидуального ДК</text:span></text:span><text:span text:style-name="Основной_20_шрифт_20_абзаца"><text:span text:style-name="T45">С-АТ</text:span></text:span><text:span text:style-name="Основной_20_шрифт_20_абзаца"><text:span text:style-name="T47">3509A</text:span></text:span></text:p>
      <text:p text:style-name="P8"/>
      <text:p text:style-name="P10"><text:span text:style-name="Основной_20_шрифт_20_абзаца"><text:span text:style-name="T33">№ </text:span></text:span><text:span text:style-name="Основной_20_шрифт_20_абзаца"><text:span text:style-name="T37"><text:s/></text:span></text:span><text:span text:style-name="Основной_20_шрифт_20_абзаца"><text:span text:style-name="T27">$</text:span></text:span><text:span text:style-name="Основной_20_шрифт_20_абзаца"><text:span text:style-name="T16">allSerial</text:span></text:span><text:span text:style-name="Основной_20_шрифт_20_абзаца"><text:span text:style-name="T34"><text:tab/></text:span></text:span></text:p>
      <text:p text:style-name="P10"><text:span text:style-name="Основной_20_шрифт_20_абзаца"><text:span text:style-name="T33">принадлежащего</text:span></text:span><text:span text:style-name="Основной_20_шрифт_20_абзаца"><text:span text:style-name="T34"><text:tab/></text:span></text:span></text:p>
      <text:p text:style-name="P7"/>
      <text:p text:style-name="P10"><text:span text:style-name="Основной_20_шрифт_20_абзаца"><text:span text:style-name="T39">ИЗГОТОВИТЕЛЬ</text:span></text:span><text:span text:style-name="Основной_20_шрифт_20_абзаца"><text:span text:style-name="T40"> <text:s text:c="40"/></text:span></text:span><text:span text:style-name="Основной_20_шрифт_20_абзаца"><text:span text:style-name="T35">УП «АТОМТЕХ»<text:tab/></text:span></text:span></text:p>
      <text:p text:style-name="P11"><text:tab/><text:tab/></text:p>
      <text:p text:style-name="P15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П.742-2005:</text:span></text:span></text:p>
      <text:p text:style-name="P17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7"><text:span text:style-name="Основной_20_шрифт_20_абзаца"><text:span text:style-name="T9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31">– по и</text:span></text:span><text:span text:style-name="Основной_20_шрифт_20_абзаца"><text:span text:style-name="T28">ндивидуальному</text:span></text:span><text:span text:style-name="Основной_20_шрифт_20_абзаца"><text:span text:style-name="T31"> эквивалент</text:span></text:span><text:span text:style-name="Основной_20_шрифт_20_абзаца"><text:span text:style-name="T28">у</text:span></text:span><text:span text:style-name="Основной_20_шрифт_20_абзаца"><text:span text:style-name="T31"> дозы:<text:tab/><text:tab/>о</text:span></text:span><text:span text:style-name="Основной_20_шрифт_20_абзаца"><text:span text:style-name="T28">т 1 мкЗв до 10 Зв<text:tab/></text:span></text:span><text:span text:style-name="Основной_20_шрифт_20_абзаца"><text:span text:style-name="T29">±15</text:span></text:span><text:span text:style-name="Основной_20_шрифт_20_абзаца"><text:span text:style-name="T28">%;</text:span></text:span></text:p>
      <text:p text:style-name="P15"><text:span text:style-name="Основной_20_шрифт_20_абзаца"><text:span text:style-name="T31"><text:tab/><text:tab/><text:tab/><text:tab/><text:tab/><text:tab/></text:span></text:span></text:p>
      <text:p text:style-name="P18"><text:span text:style-name="Основной_20_шрифт_20_абзаца"><text:span text:style-name="T31">– </text:span></text:span><text:span text:style-name="Основной_20_шрифт_20_абзаца"><text:span text:style-name="T28">п</text:span></text:span><text:span text:style-name="Основной_20_шрифт_20_абзаца"><text:span text:style-name="T31">о мощности и</text:span></text:span><text:span text:style-name="Основной_20_шрифт_20_абзаца"><text:span text:style-name="T28">ндивидуального</text:span></text:span><text:span text:style-name="Основной_20_шрифт_20_абзаца"><text:span text:style-name="T31"> эквивалента дозы:<text:tab/>о</text:span></text:span><text:span text:style-name="Основной_20_шрифт_20_абзаца"><text:span text:style-name="T28">т 0,1 до 1 мкЗв/ч<text:tab/></text:span></text:span><text:span text:style-name="Основной_20_шрифт_20_абзаца"><text:span text:style-name="T29">±30</text:span></text:span><text:span text:style-name="Основной_20_шрифт_20_абзаца"><text:span text:style-name="T28">%;</text:span></text:span></text:p>
      <text:p text:style-name="P15"><text:span text:style-name="Основной_20_шрифт_20_абзаца"><text:span text:style-name="T31"><text:tab/><text:tab/><text:tab/><text:tab/><text:tab/><text:tab/><text:tab/>от 1 до </text:span></text:span><text:span text:style-name="Основной_20_шрифт_20_абзаца"><text:span text:style-name="T28">10</text:span></text:span><text:span text:style-name="Основной_20_шрифт_20_абзаца"><text:span text:style-name="T57">6</text:span></text:span><text:span text:style-name="Основной_20_шрифт_20_абзаца"><text:span text:style-name="T28"> мк</text:span></text:span><text:span text:style-name="Основной_20_шрифт_20_абзаца"><text:span text:style-name="T31">Зв/ч<text:tab/></text:span></text:span><text:span text:style-name="Основной_20_шрифт_20_абзаца"><text:span text:style-name="T32">±15</text:span></text:span><text:span text:style-name="Основной_20_шрифт_20_абзаца"><text:span text:style-name="T31">%.</text:span></text:span></text:p>
      <text:p text:style-name="P16"/>
      <text:p text:style-name="P9"><text:span text:style-name="T40">1. Внешний осмотр (Соответствует МП):</text:span><text:span text:style-name="T41"><text:tab/></text:span><text:span text:style-name="Основной_20_шрифт_20_абзаца"><text:span text:style-name="T38">ДА </text:span></text:span><text:span text:style-name="Основной_20_шрифт_20_абзаца"><text:span text:style-name="T48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8">□</text:span></text:span></text:p>
      <text:p text:style-name="P9"><text:span text:style-name="Основной_20_шрифт_20_абзаца"><text:span text:style-name="T56"/></text:span></text:p>
      <text:p text:style-name="P9"><text:span text:style-name="T36">2. Опробование (Соответствует МП):</text:span><text:span text:style-name="T43"><text:tab/><text:tab/></text:span><text:span text:style-name="Основной_20_шрифт_20_абзаца"><text:span text:style-name="T38">ДА </text:span></text:span><text:span text:style-name="Основной_20_шрифт_20_абзаца"><text:span text:style-name="T48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8">□</text:span></text:span></text:p>
      <text:p text:style-name="P4"/>
      <text:p text:style-name="P9"><text:span text:style-name="Основной_20_шрифт_20_абзаца"><text:span text:style-name="T25">Идентификационные данные (признаки):</text:span></text:span></text:p>
      <text:p text:style-name="P9"><text:span text:style-name="Основной_20_шрифт_20_абзаца"><text:span text:style-name="T44"><text:tab/></text:span></text:span><text:span text:style-name="Основной_20_шрифт_20_абзаца"><text:span text:style-name="T24">– идентификационное наименование ПО:<text:tab/><text:tab/></text:span></text:span><text:span text:style-name="Основной_20_шрифт_20_абзаца"><text:span text:style-name="T26">d</text:span></text:span><text:span text:style-name="Основной_20_шрифт_20_абзаца"><text:span text:style-name="T18">oza3m_00_v03.hex</text:span></text:span></text:p>
      <text:p text:style-name="P20"><text:span text:style-name="Основной_20_шрифт_20_абзаца"><text:span text:style-name="T7"><text:tab/>– номер версии (идентификационный номер) ПО:<text:tab/></text:span></text:span><text:span text:style-name="Основной_20_шрифт_20_абзаца"><text:span text:style-name="T8">1.</text:span></text:span><text:span text:style-name="Основной_20_шрифт_20_абзаца"><text:span text:style-name="T4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19">3.1 Определение основной относительной погрешности при измерении мощност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19">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61">ДКС</text:span><text:span text:style-name="T5">-АТ</text:span><text:span text:style-name="T61">3509</text:span><text:span text:style-name="T5">A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5"><draw:frame draw:style-name="fr1" draw:name="Объект1" text:anchor-type="as-char" svg:y="-0.152in" svg:width="0.6992in" style:rel-width="scale" svg:height="0.213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t1.B2" office:value-type="string">
            <text:p text:style-name="P5">№ ист.</text:p>
          </table:table-cell>
          <table:table-cell table:style-name="t1.B2" office:value-type="string">
            <text:p text:style-name="P12"><text:span text:style-name="Основной_20_шрифт_20_абзаца"><text:span text:style-name="T49">d</text:span></text:span><text:span text:style-name="T54">,</text:span><text:span text:style-name="T52"> см</text:span></text:p>
          </table:table-cell>
          <table:table-cell table:style-name="t1.B2" office:value-type="string">
            <text:p text:style-name="P25">Показания прибора, <text:s text:c="6"/><draw:frame draw:style-name="fr1" draw:name="Объект2" text:anchor-type="as-char" svg:y="-0.152in" svg:width="0.6366in" style:rel-width="scale" svg:height="0.213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t1.B2" office:value-type="string">
            <text:p text:style-name="P25"><draw:frame draw:style-name="fr1" draw:name="Объект3" text:anchor-type="as-char" svg:y="-0.1752in" svg:width="0.6366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.B2" office:value-type="string">
            <text:p text:style-name="P12"><text:span text:style-name="Основной_20_шрифт_20_абзаца"><text:span text:style-name="T53"><draw:frame draw:style-name="fr1" draw:name="Объект4" text:anchor-type="as-char" svg:y="-0.1201in" svg:width="0.3811in" style:rel-width="scale" svg:height="0.1811in" style:rel-height="scale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3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53"><draw:frame draw:style-name="fr1" draw:name="Объект20" text:anchor-type="as-char" svg:y="-0.1484in" svg:width="0.2165in" style:rel-width="scale" svg:height="0.2098in" style:rel-height="scale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1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53"><draw:frame draw:style-name="fr1" draw:name="Объект5" text:anchor-type="as-char" svg:y="-0.1484in" svg:width="0.3555in" style:rel-width="scale" svg:height="0.2098in" style:rel-height="scale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0">%</text:span></text:p>
          </table:table-cell>
          <table:table-cell table:style-name="t1.I2" office:value-type="string">
            <text:p text:style-name="P12"><text:span text:style-name="Основной_20_шрифт_20_абзаца"><text:span text:style-name="T53"><draw:frame draw:style-name="fr2" draw:name="Объект6" text:anchor-type="as-char" svg:width="0.3799in" style:rel-width="scale" svg:height="0.2091in" style:rel-height="scale" draw:z-index="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3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26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4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33">0.80 мкЗв/ч</text:p>
          </table:table-cell>
          <table:table-cell table:style-name="t1.B3" office:value-type="string">
            <text:p text:style-name="P34">$1-n0</text:p>
          </table:table-cell>
          <table:table-cell table:style-name="t1.B3" office:value-type="string">
            <text:p text:style-name="P34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4">$1-av0</text:p>
          </table:table-cell>
          <table:table-cell table:style-name="t1.B3" office:value-type="string">
            <text:p text:style-name="P34">$1-o0</text:p>
          </table:table-cell>
          <table:table-cell table:style-name="t1.B3" office:value-type="string">
            <text:p text:style-name="P34">$1-q0</text:p>
          </table:table-cell>
          <table:table-cell table:style-name="t1.B3" office:value-type="string">
            <text:p text:style-name="P34">$1-do0</text:p>
          </table:table-cell>
          <table:table-cell table:style-name="t1.I3" office:value-type="string">
            <text:p text:style-name="P35">±<text:span text:style-name="T6">30</text:span></text:p>
          </table:table-cell>
        </table:table-row>
        <table:table-row>
          <table:table-cell table:style-name="t1.A3" office:value-type="string">
            <text:p text:style-name="P33">4.0 мЗв/ч</text:p>
          </table:table-cell>
          <table:table-cell table:style-name="t1.B3" office:value-type="string">
            <text:p text:style-name="P34">$1-n1</text:p>
          </table:table-cell>
          <table:table-cell table:style-name="t1.B3" office:value-type="string">
            <text:p text:style-name="P34">$1-d1</text:p>
          </table:table-cell>
          <table:table-cell table:style-name="t1.D3" office:value-type="string">
            <text:section text:style-name="Sect1" text:name="Раздел2">
              <text:p text:style-name="P40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4">$1-av1</text:p>
          </table:table-cell>
          <table:table-cell table:style-name="t1.B3" office:value-type="string">
            <text:p text:style-name="P34">$1-o1</text:p>
          </table:table-cell>
          <table:table-cell table:style-name="t1.B3" office:value-type="string">
            <text:p text:style-name="P34">$1-q1</text:p>
          </table:table-cell>
          <table:table-cell table:style-name="t1.B3" office:value-type="string">
            <text:p text:style-name="P34">$1-do1</text:p>
          </table:table-cell>
          <table:table-cell table:style-name="t1.I3" office:value-type="string">
            <text:p text:style-name="P35">±<text:span text:style-name="T6">15</text:span></text:p>
          </table:table-cell>
        </table:table-row>
        <table:table-row>
          <table:table-cell table:style-name="t1.A6" office:value-type="string">
            <text:p text:style-name="P33">800<text:span text:style-name="T6">.</text:span>0 мЗв/ч</text:p>
          </table:table-cell>
          <table:table-cell table:style-name="t1.B6" office:value-type="string">
            <text:p text:style-name="P34">$1-n2</text:p>
          </table:table-cell>
          <table:table-cell table:style-name="t1.B6" office:value-type="string">
            <text:p text:style-name="P34">$1-d2</text:p>
          </table:table-cell>
          <table:table-cell table:style-name="t1.D6" office:value-type="string">
            <text:section text:style-name="Sect1" text:name="Раздел3">
              <text:p text:style-name="P40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6" office:value-type="string">
            <text:p text:style-name="P34">$1-av2</text:p>
          </table:table-cell>
          <table:table-cell table:style-name="t1.B6" office:value-type="string">
            <text:p text:style-name="P34">$1-o2</text:p>
          </table:table-cell>
          <table:table-cell table:style-name="t1.B6" office:value-type="string">
            <text:p text:style-name="P34">$1-q2</text:p>
          </table:table-cell>
          <table:table-cell table:style-name="t1.B6" office:value-type="string">
            <text:p text:style-name="P34">$1-do2</text:p>
          </table:table-cell>
          <table:table-cell table:style-name="t1.I6" office:value-type="string">
            <text:p text:style-name="P35">±<text:span text:style-name="T6">15</text:span></text:p>
          </table:table-cell>
        </table:table-row>
      </table:table>
      <text:p text:style-name="P24"/>
      <text:p text:style-name="P42"><text:span text:style-name="Основной_20_шрифт_20_абзаца"><text:span text:style-name="T60"><draw:frame draw:style-name="fr3" draw:name="Объект7" text:anchor-type="as-char" svg:y="-0.2681in" svg:width="1.9563in" svg:height="0.4307in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0"> <text:s text:c="5"/></text:span></text:span><text:span text:style-name="Основной_20_шрифт_20_абзаца"><text:span text:style-name="T60"><draw:frame draw:style-name="fr3" draw:name="Объект8" text:anchor-type="as-char" svg:y="-0.3866in" svg:width="2.9992in" svg:height="0.5689in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0"> <text:s text:c="5"/></text:span></text:span><text:span text:style-name="Основной_20_шрифт_20_абзаца"><text:span text:style-name="T59"><draw:frame draw:style-name="fr3" draw:name="Объект9" text:anchor-type="as-char" svg:y="-0.3028in" svg:width="1.4252in" svg:height="0.4398in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Основной_20_шрифт_20_абзаца"><text:span text:style-name="T59"> </text:span></text:span></text:p>
      <text:p text:style-name="P23"/>
      <text:p text:style-name="P9"><text:span text:style-name="Основной_20_шрифт_20_абзаца"><text:span text:style-name="T19">3.</text:span></text:span><text:span text:style-name="Основной_20_шрифт_20_абзаца"><text:span text:style-name="T17">2</text:span></text:span><text:span text:style-name="Основной_20_шрифт_20_абзаца"><text:span text:style-name="T19"> Определение основной относительной погрешности при измерени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19"> </text:span></text:span><text:span text:style-name="Основной_20_шрифт_20_абзаца"><text:span text:style-name="T30">эквивалента</text:span></text:span><text:span text:style-name="Основной_20_шрифт_20_абзаца"><text:span text:style-name="T19">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 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2">ДКС-АТ3509A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52in" svg:width="0.6571in" style:rel-width="scale" svg:height="0.2126in" style:rel-height="scale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9"><draw:frame draw:style-name="fr1" draw:name="Объект11" text:anchor-type="as-char" svg:y="-0.152in" svg:width="0.6984in" style:rel-width="scale" svg:height="0.2126in" style:rel-height="scale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9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49">d</text:span></text:span><text:span text:style-name="T54">,</text:span><text:span text:style-name="T52"> см</text:span></text:p>
          </table:table-cell>
          <table:table-cell table:style-name="s1.B2" office:value-type="string">
            <text:p text:style-name="P27"><text:span text:style-name="T62">t</text:span>, <text:span text:style-name="T6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52in" svg:width="0.6362in" style:rel-width="scale" svg:height="0.2126in" style:rel-height="scale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3">, </text:span></text:span><text:span text:style-name="T55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53"><draw:frame draw:style-name="fr2" draw:name="Объект19" text:anchor-type="as-char" svg:width="0.3728in" style:rel-width="scale" svg:height="0.2091in" style:rel-height="scale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0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53"><draw:frame draw:style-name="fr2" draw:name="Объект21" text:anchor-type="as-char" svg:width="0.3799in" style:rel-width="scale" svg:height="0.2091in" style:rel-height="scale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3">%</text:span></text:p>
          </table:table-cell>
        </table:table-row>
        <table:table-row>
          <table:table-cell table:style-name="s1.A3" office:value-type="string">
            <text:p text:style-name="P37">4 <text:span text:style-name="T6">мкЗв</text:span></text:p>
          </table:table-cell>
          <table:table-cell table:style-name="s1.B3" office:value-type="string">
            <text:p text:style-name="P33"><text:span text:style-name="T6">40</text:span> <text:span text:style-name="T6">мкЗв/ч</text:span></text:p>
          </table:table-cell>
          <table:table-cell table:style-name="s1.B3" office:value-type="string">
            <text:p text:style-name="P34">##1-<text:span text:style-name="T3">dn_</text:span><text:span text:style-name="T6">3</text:span></text:p>
          </table:table-cell>
          <table:table-cell table:style-name="s1.B3" office:value-type="string">
            <text:p text:style-name="P38">##1-<text:span text:style-name="T3">dd_</text:span><text:span text:style-name="T6">3</text:span></text:p>
          </table:table-cell>
          <table:table-cell table:style-name="s1.B3" office:value-type="string">
            <text:p text:style-name="P36">360c</text:p>
          </table:table-cell>
          <table:table-cell table:style-name="s1.B3" office:value-type="string">
            <text:p text:style-name="P34">##1-d_res_<text:span text:style-name="T6">3</text:span></text:p>
          </table:table-cell>
          <table:table-cell table:style-name="s1.B3" office:value-type="string">
            <text:p text:style-name="P34">##1-o_pog_<text:span text:style-name="T6">3</text:span></text:p>
          </table:table-cell>
          <table:table-cell table:style-name="s1.B3" office:value-type="string">
            <text:p text:style-name="P34">##1-d_gran_<text:span text:style-name="T6">3</text:span></text:p>
          </table:table-cell>
          <table:table-cell table:style-name="s1.I3" office:value-type="string">
            <text:p text:style-name="P33">±<text:span text:style-name="T3">15</text:span></text:p>
          </table:table-cell>
        </table:table-row>
        <table:table-row>
          <table:table-cell table:style-name="s1.A4" office:value-type="string">
            <text:p text:style-name="P32">4 мЗв</text:p>
          </table:table-cell>
          <table:table-cell table:style-name="s1.B4" office:value-type="string">
            <text:p text:style-name="P33"><text:span text:style-name="T6">80</text:span> мЗв/<text:span text:style-name="T6">ч</text:span></text:p>
          </table:table-cell>
          <table:table-cell table:style-name="s1.B4" office:value-type="string">
            <text:p text:style-name="P34">##1-<text:span text:style-name="T3">dn</text:span></text:p>
          </table:table-cell>
          <table:table-cell table:style-name="s1.B4" office:value-type="string">
            <text:p text:style-name="P38">##1-<text:span text:style-name="T3">dd</text:span></text:p>
          </table:table-cell>
          <table:table-cell table:style-name="s1.B4" office:value-type="string">
            <text:p text:style-name="P36">180c</text:p>
          </table:table-cell>
          <table:table-cell table:style-name="s1.B4" office:value-type="string">
            <text:p text:style-name="P34">##1-d_res</text:p>
          </table:table-cell>
          <table:table-cell table:style-name="s1.B4" office:value-type="string">
            <text:p text:style-name="P34">##1-o_pog</text:p>
          </table:table-cell>
          <table:table-cell table:style-name="s1.B4" office:value-type="string">
            <text:p text:style-name="P34">##1-d_gran</text:p>
          </table:table-cell>
          <table:table-cell table:style-name="s1.I4" office:value-type="string">
            <text:p text:style-name="P33">±<text:span text:style-name="T6">15</text:span></text:p>
          </table:table-cell>
        </table:table-row>
      </table:table>
      <text:p text:style-name="P41"/>
      <text:p text:style-name="P43"><text:span text:style-name="T63"><draw:frame draw:style-name="fr3" draw:name="Объект14" text:anchor-type="as-char" svg:y="-0.2484in" svg:width="1.9201in" svg:height="0.411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3"><text:tab/> </text:span><text:span text:style-name="T63"><draw:frame draw:style-name="fr3" draw:name="Объект15" text:anchor-type="as-char" svg:y="-0.1744in" svg:width="1.2602in" svg:height="0.2299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3"><text:soft-page-break/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4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A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35:54.95</dc:date>
    <meta:editing-duration>P3DT14H57M23S</meta:editing-duration>
    <meta:editing-cycles>397</meta:editing-cycles>
    <meta:generator>OpenOffice/4.1.6$Win32 OpenOffice.org_project/416m1$Build-9790</meta:generator>
    <meta:document-statistic meta:table-count="2" meta:image-count="0" meta:object-count="19" meta:page-count="2" meta:paragraph-count="127" meta:word-count="292" meta:character-count="2048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p}}} rsub {i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i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 = 1 over {{bar {dot {Hp}}} rsub {i}(10)} " "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